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nsolas" svg:font-family="Consolas" style:font-family-generic="modern" style:font-pitch="fixed"/>
    <style:font-face style:name="SimSun" svg:font-family="SimSu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P1" style:family="paragraph" style:parent-style-name="Standard">
      <style:text-properties style:font-name="Consolas" fo:font-size="12pt" style:font-name-asian="Consolas" style:font-size-asian="12pt" style:font-size-complex="12pt"/>
    </style:style>
    <style:style style:name="P2" style:family="paragraph" style:parent-style-name="Standard">
      <style:text-properties style:font-name="Consolas" fo:font-size="12pt" officeooo:paragraph-rsid="000aee80" style:font-name-asian="Consolas" style:font-size-asian="12pt" style:font-size-complex="12pt"/>
    </style:style>
    <style:style style:name="P3" style:family="paragraph" style:parent-style-name="Standard">
      <style:text-properties style:font-name="Consolas" fo:font-size="12pt" officeooo:paragraph-rsid="000bfe16" style:font-name-asian="Consolas" style:font-size-asian="12pt" style:font-size-complex="12pt"/>
    </style:style>
    <style:style style:name="P4" style:family="paragraph" style:parent-style-name="Standard">
      <style:text-properties style:font-name="Consolas" fo:font-size="12pt" officeooo:paragraph-rsid="000e04b5" style:font-name-asian="Consolas" style:font-size-asian="12pt" style:font-size-complex="12pt"/>
    </style:style>
    <style:style style:name="P5" style:family="paragraph" style:parent-style-name="Standard">
      <style:text-properties style:font-name="Consolas" fo:font-size="12pt" officeooo:paragraph-rsid="001245c0" style:font-name-asian="Consolas" style:font-size-asian="12pt" style:font-size-complex="12pt"/>
    </style:style>
    <style:style style:name="P6" style:family="paragraph" style:parent-style-name="Standard">
      <style:text-properties style:font-name="Consolas" fo:font-size="12pt" officeooo:paragraph-rsid="0013c5a2" style:font-name-asian="Consolas" style:font-size-asian="12pt" style:font-size-complex="12pt"/>
    </style:style>
    <style:style style:name="P7" style:family="paragraph" style:parent-style-name="Standard">
      <style:text-properties style:font-name="Consolas" fo:font-size="12pt" officeooo:paragraph-rsid="00171f65" style:font-name-asian="Consolas" style:font-size-asian="12pt" style:font-size-complex="12pt"/>
    </style:style>
    <style:style style:name="P8" style:family="paragraph" style:parent-style-name="Standard">
      <style:text-properties style:font-name="Consolas" fo:font-size="12pt" officeooo:paragraph-rsid="0018fc6b" style:font-name-asian="Consolas" style:font-size-asian="12pt" style:font-size-complex="12pt"/>
    </style:style>
    <style:style style:name="P9" style:family="paragraph" style:parent-style-name="Standard">
      <style:text-properties style:font-name="Consolas" fo:font-size="12pt" officeooo:paragraph-rsid="001a39c9" style:font-name-asian="Consolas" style:font-size-asian="12pt" style:font-size-complex="12pt"/>
    </style:style>
    <style:style style:name="P10" style:family="paragraph" style:parent-style-name="Standard">
      <style:text-properties style:font-name="Consolas" fo:font-size="12pt" officeooo:paragraph-rsid="001b0737" style:font-name-asian="Consolas" style:font-size-asian="12pt" style:font-size-complex="12pt"/>
    </style:style>
    <style:style style:name="P11" style:family="paragraph" style:parent-style-name="Standard">
      <style:text-properties style:font-name="Consolas" fo:font-size="12pt" officeooo:paragraph-rsid="001e2657" style:font-name-asian="Consolas" style:font-size-asian="12pt" style:font-size-complex="12pt"/>
    </style:style>
    <style:style style:name="P12" style:family="paragraph" style:parent-style-name="Standard">
      <style:text-properties style:font-name="Consolas" fo:font-size="12pt" officeooo:paragraph-rsid="00218311" style:font-name-asian="Consolas" style:font-size-asian="12pt" style:font-size-complex="12pt"/>
    </style:style>
    <style:style style:name="P13" style:family="paragraph" style:parent-style-name="Standard">
      <style:text-properties style:font-name="Consolas" fo:font-size="12pt" officeooo:rsid="00073b58" officeooo:paragraph-rsid="00073b58" style:font-name-asian="Consolas" style:font-size-asian="12pt" style:language-asian="ko" style:country-asian="KR" style:font-size-complex="12pt"/>
    </style:style>
    <style:style style:name="P14" style:family="paragraph" style:parent-style-name="Standard">
      <style:text-properties style:font-name="Consolas" fo:font-size="12pt" officeooo:rsid="00073b58" officeooo:paragraph-rsid="00091986" style:font-name-asian="Consolas" style:font-size-asian="12pt" style:language-asian="ko" style:country-asian="KR" style:font-size-complex="12pt"/>
    </style:style>
    <style:style style:name="P15" style:family="paragraph" style:parent-style-name="Standard">
      <style:text-properties style:font-name="Consolas" fo:font-size="12pt" officeooo:rsid="00073b58" officeooo:paragraph-rsid="0009271f" style:font-name-asian="Consolas" style:font-size-asian="12pt" style:language-asian="ko" style:country-asian="KR" style:font-size-complex="12pt"/>
    </style:style>
    <style:style style:name="P16" style:family="paragraph" style:parent-style-name="Standard">
      <style:text-properties style:font-name="Consolas" fo:font-size="12pt" officeooo:paragraph-rsid="000aee80" style:font-name-asian="Consolas" style:font-size-asian="12pt" style:language-asian="ko" style:country-asian="KR" style:font-size-complex="12pt"/>
    </style:style>
    <style:style style:name="P17" style:family="paragraph" style:parent-style-name="Standard">
      <style:text-properties style:font-name="Consolas" fo:font-size="12pt" officeooo:paragraph-rsid="000bfe16" style:font-name-asian="Consolas" style:font-size-asian="12pt" style:language-asian="ko" style:country-asian="KR" style:font-size-complex="12pt"/>
    </style:style>
    <style:style style:name="P18" style:family="paragraph" style:parent-style-name="Standard">
      <style:text-properties style:font-name="Consolas" fo:font-size="12pt" officeooo:paragraph-rsid="000e04b5" style:font-name-asian="Consolas" style:font-size-asian="12pt" style:language-asian="ko" style:country-asian="KR" style:font-size-complex="12pt"/>
    </style:style>
    <style:style style:name="P19" style:family="paragraph" style:parent-style-name="Standard">
      <style:text-properties style:font-name="Consolas" fo:font-size="12pt" officeooo:paragraph-rsid="001245c0" style:font-name-asian="Consolas" style:font-size-asian="12pt" style:language-asian="ko" style:country-asian="KR" style:font-size-complex="12pt"/>
    </style:style>
    <style:style style:name="P20" style:family="paragraph" style:parent-style-name="Standard">
      <style:text-properties style:font-name="Consolas" fo:font-size="12pt" officeooo:paragraph-rsid="0015a518" style:font-name-asian="Consolas" style:font-size-asian="12pt" style:language-asian="ko" style:country-asian="KR" style:font-size-complex="12pt"/>
    </style:style>
    <style:style style:name="P21" style:family="paragraph" style:parent-style-name="Standard">
      <style:text-properties style:font-name="Consolas" fo:font-size="12pt" officeooo:paragraph-rsid="00171f65" style:font-name-asian="Consolas" style:font-size-asian="12pt" style:language-asian="ko" style:country-asian="KR" style:font-size-complex="12pt"/>
    </style:style>
    <style:style style:name="P22" style:family="paragraph" style:parent-style-name="Standard">
      <style:text-properties style:font-name="Consolas" fo:font-size="12pt" officeooo:paragraph-rsid="0018fc6b" style:font-name-asian="Consolas" style:font-size-asian="12pt" style:language-asian="ko" style:country-asian="KR" style:font-size-complex="12pt"/>
    </style:style>
    <style:style style:name="P23" style:family="paragraph" style:parent-style-name="Standard">
      <style:text-properties style:font-name="Consolas" fo:font-size="12pt" officeooo:paragraph-rsid="001a39c9" style:font-name-asian="Consolas" style:font-size-asian="12pt" style:language-asian="ko" style:country-asian="KR" style:font-size-complex="12pt"/>
    </style:style>
    <style:style style:name="P24" style:family="paragraph" style:parent-style-name="Standard">
      <style:text-properties style:font-name="Consolas" fo:font-size="12pt" officeooo:paragraph-rsid="001b0737" style:font-name-asian="Consolas" style:font-size-asian="12pt" style:language-asian="ko" style:country-asian="KR" style:font-size-complex="12pt"/>
    </style:style>
    <style:style style:name="P25" style:family="paragraph" style:parent-style-name="Standard">
      <style:text-properties style:font-name="Consolas" fo:font-size="12pt" officeooo:paragraph-rsid="001e2657" style:font-name-asian="Consolas" style:font-size-asian="12pt" style:language-asian="ko" style:country-asian="KR" style:font-size-complex="12pt"/>
    </style:style>
    <style:style style:name="T1" style:family="text">
      <style:text-properties officeooo:rsid="000aee80"/>
    </style:style>
    <style:style style:name="T2" style:family="text">
      <style:text-properties officeooo:rsid="000e04b5"/>
    </style:style>
    <style:style style:name="T3" style:family="text">
      <style:text-properties officeooo:rsid="00171f65"/>
    </style:style>
    <style:style style:name="T4" style:family="text">
      <style:text-properties officeooo:rsid="001e26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ENDIX ONE </text:p>
      <text:p text:style-name="P1">In Support of Chapter One </text:p>
      <text:p text:style-name="P13">제1장에 대한 보충</text:p>
      <text:p text:style-name="P13">===============================</text:p>
      <text:p text:style-name="P2">A. In answer to the arguments of Chapter One, true-believing technophiles like Ray Kurzweil and Kevin Kelly are likely to answer: </text:p>
      <text:p text:style-name="P16">제<text:span text:style-name="T1">1장에서 제시된 논점에 대해, 참된 기술성애자 레이 커즈와일(Ray Kurzweil)과 케빈 캘리(Kevin Kelly)는 아마 이렇게 대답할 것이다.</text:span></text:p>
      <text:p text:style-name="P2"/>
      <text:p text:style-name="P2">“Technology will solve all those problems! </text:p>
      <text:p text:style-name="P16">기술이 모든 문제들을 해결할 것입니다!</text:p>
      <text:p text:style-name="P16"/>
      <text:p text:style-name="P2">Human beings will be transformed step by step into man-machine hybrids (cyborgs), or even into pure machines, that will be incomparably more intelligent than their human ancestors. </text:p>
      <text:p text:style-name="P16">인간은 단계별로 인간-기계 잡종<text:span text:style-name="T1">(사이보그), 심지어 순수한 기계로 변할 것이고, 그들은 그들의 조상, 인류보다 비교할 수 없을 정도로 똑똑할 것입니다.</text:span></text:p>
      <text:p text:style-name="P2"/>
      <text:p text:style-name="P3">With their superior intelligence, these beings will be able to use the technological miracles of the future to guide the development of their society rationally.” </text:p>
      <text:p text:style-name="P17">그들의 초인적 지능과 기적과도 같은 미래 기술을 통해 사회 발전을 합리적으로 지도할 수 있을 것입니다.”</text:p>
      <text:p text:style-name="P17"/>
      <text:p text:style-name="P4">However, none of the arguments of Chapter One (with one exception, noted below) depend on the limitations of human intelligence or on any weaknesses peculiar to human beings, </text:p>
      <text:p text:style-name="P18">하지만, 제<text:span text:style-name="T2">1장에서 제시된 논점들은 (아래에서 논할 단 한가지를 제외하고는) 인간 지능의 한계 또는 인간 고유의 약점과는 별개로 존재한다.</text:span></text:p>
      <text:p text:style-name="P4"/>
      <text:p text:style-name="P4">so there is every reason to think that the arguments will remain valid for a society derived from the present one through the piecemeal replacement of humans by machines in the manner envisioned by Kurzweil. </text:p>
      <text:p text:style-name="P18">따라서 커즈와일이 예상한 방식대로 인간이 단계적으로 기계로 대체되어 등장한 사회에서도, 이 논점들은 여전히 유효할 것이다.</text:p>
      <text:p text:style-name="P4"/>
      <text:p text:style-name="P13">===============================</text:p>
      <text:p text:style-name="P5">B. The technophiles won't be rash enough to claim that any future technological miracle will make it possible for a society to predict its own development over any substantial interval of time. </text:p>
      <text:p text:style-name="P19">기술성애자들은 기적과도 같은 미래 기술이 사회가 유의미한 기간에 걸쳐 스스로의 발전을 예측할 수 있다는 무모한 주장을 하지는 않을 것이다.</text:p>
      <text:p text:style-name="P19"/>
      <text:p text:style-name="P6">But some, perhaps, will point to the fact that the modern mathematical theory of control now makes it possible in some cases-to design mechanisms that will keep a complex system on a fixed course even if only the short-term “effect of any potential control action applied to the system" can be predicted (though the effect must be predictable “precisely... under all possible envi ronmental circumstances”). </text:p>
      <text:p text:style-name="P20">하지만 어쩌면, 그들 중 몇명은 “체계 통제에 의한 단기적인 효과”만 예측할 수 있으면, 현대 수학 모델을 통해 장기적인 복잡계 통제가 가능하다고 주장할 것이다.</text:p>
      <text:p text:style-name="P7"><text:soft-page-break/>But in the context of control theory a system is called “complex" if “the efforts of many persons and the use of special technical equipment (computers) are required to draw the whole picture,"3 and examples of complex" systems are "[t]he launch of a spaceship, the 24-hour operation of a power plant, oil refinery, or chemical factory, the control of air traffic near a large airport.”4 </text:p>
      <text:p text:style-name="P21">하지만 통제 이론<text:span text:style-name="T3">(control theory)에서 다루는 “복잡” 체계는 “전체 그림을 그리기 위해 많은 인원들의 노력과 (컴퓨터 같은)특수한 기술적 장치가 필요한”&lt;sup&gt;3&lt;/sup&gt; 체계이다. 그러한 “복잡”계의 사례로는 “우주선 발사, 24시간 작동하는 발전소, 정유시설, 화학공장, 대형 공항에서의 항공 교통 통제”&lt;sup&gt;4&lt;/sup&gt;가 있다.</text:span></text:p>
      <text:p text:style-name="P7"/>
      <text:p text:style-name="P8">In the present discussion we are dealing with an entirely different level of complexity. </text:p>
      <text:p text:style-name="P22">지금 우리는 완전히 다른 수준의 복잡성을 다루고 있다.</text:p>
      <text:p text:style-name="P22"/>
      <text:p text:style-name="P8">Any one power plant, oil refinery, or chemical factory is extremely simple in comparison with an entire modern society. </text:p>
      <text:p text:style-name="P22">하나의 발전소, 정유시설, 화학공장은 현대 사회 전체에 비하면 극도로 단순하다.</text:p>
      <text:p text:style-name="P14">===============================</text:p>
      <text:p text:style-name="P9">Actually, a careful reading of what the Britannica says about control theory will give scant encouragement to anyone who might like to believe that the theory would make possible the rational control of the development of an entire society. </text:p>
      <text:p text:style-name="P23">사실, 통제 이론에 대한 브리태니커의 서술을 주의깊게 읽어보면, 사회 전체의 합리적 통제 가능성은 희박하다는 것을 알 수 있다.</text:p>
      <text:p text:style-name="P9"/>
      <text:p text:style-name="P10">Among other reasons, control theory generally “is applicable to any concrete situation... [only when] that situation can be described, with high precision, by a [mathematical] model,” </text:p>
      <text:p text:style-name="P24">무엇보다도, 통제 이론은 일반적으로 “수학 모델을 통해 정확하게 묘사할 수 있는 구체적 상황에만 적용”될 수 있다.</text:p>
      <text:p text:style-name="P10"/>
      <text:p text:style-name="P11">and the applicability of the theory is limited by “the agreement between available models and the actual behavior of the system to be controlled.”</text:p>
      <text:p text:style-name="P25">그리고 통제 이론은 “통제되는 체계의 실제 행동과 유효 모델이 일치”한 경우에만 제한적으로 사용할 수 있다.</text:p>
      <text:p text:style-name="P11"/>
      <text:p text:style-name="P12"><text:s/>For control of an entire society one would need a precise mathematical model of, among other things, human behavior (or of the behavior of cyborgs or of machines descended from humans, which in Kurzweil's vision would be far more complex even than human beings themselves). </text:p>
      <text:p text:style-name="P12"/>
      <text:p text:style-name="P12">In special contexts, as when one needs only statistical information about human behavior, adequate models may be possible. E.g., in a marketing study one may be unconcerned with the actions of individuals; one may need only such information as the percentage of consumers who will buy a given product in specified circumstances. But for control of an entire society one would need a precise mathematical model of the behavior of each single one of numerous persons (whether human persons or machine-persons) including, at the least, all those who occupy positions of special importance (political leaders, top-level government officials, <text:soft-page-break/>military officers, corpora tion executives, etc.) and whose individual behavior interacts continuously with the society as a whole and has a significant effect on it. </text:p>
      <text:p text:style-name="P14">===============================</text:p>
      <text:p text:style-name="P1">All the same, let's make the extremely daring assumption that a precise mathematical model of our entire society could actually be constructed. Even so, it is wildly improbable that sufficient computing power could ever be available to handle the trillions upon trillions upon trillions of simultaneous equations that would be involved. Remember what we pointed out in Part II of Chapter One: that sixty trillion equa tions would be required just for prices in the U.S. economy alone, leaving out of account all other factors in U.S. and world society; and that even if some future society had enough computing power for control of the present society, it wouldn't have enough to control its own development, because the complexity of a society grows right along with its computing power. Finally, even if enough computing power were available, it would be impracticable to collect the stupendous amount of minutely detailed, highly precise information that would be required for insertion of the appropriate numbers into the equations. </text:p>
      <text:p text:style-name="P14">===============================</text:p>
      <text:p text:style-name="P1"><text:s/></text:p>
      <text:p text:style-name="P1">Thus, it is safe to conclude that no society will ever be able to set up a mathematically designed control system that will keep the society forever on a fixed course of development. Let us nevertheless carry to the utmost extreme our generosity toward the true-believing technophiles: Let's grant them the impossible and assume that such a control system could successfully be designed. Even under this assumption we still run up against fundamental difficulties: Who is going to decide what objectives are to guide the design of the control system that is to keep the society on a fixed course of development, and what fixed course of development should be chosen for the society? And how will the society be induced to accept the control system and the chosen course of development? If the control system is to be approved by the public at large it will have to be a compromise solution that in trying to satisfy everyone will satisfy no one. In practice, it is unlikely that such a compromise could ever win general acceptance, so any control system would have to be forcibly imposed by an authoritarian faction that had acquired dictatorial power. In that case let the citizen beware! Furthermore, if any faction ever became powerful enough to impose its own solution on society, it would probably be riven thereafter by internal power-struggles. (Recall the remark of Benjamin Franklin quoted in Part II of Chapter Two, and see Part C of Appendix Two, below.) </text:p>
      <text:p text:style-name="P14">===============================</text:p>
      <text:p text:style-name="P1">The notion of a future society governed in accord with a mathemat ical control system, rationally chosen and designed, can be dismissed as science fiction. </text:p>
      <text:p text:style-name="P14">===============================</text:p>
      <text:p text:style-name="P1">C. Let's take another look at the idea that we considered and disposed of in Part V of Chapter One: that of an all-powerful philos opher-king. In order even to entertain the notion that such a philoso pher-king could rationally steer the development of a society, we already had to make <text:soft-page-break/>assumptions that were wildly improbable. We then noted that, even granting those assumptions, we still ran into fundamental diffi culties: that of selecting a satisfactory philosopher-king and putting him into a position of absolute power; and that of ensuring the succession, after the death of the original philosopher-king, of a long line of competent and conscientious philosopher-kings who would all govern in accord with some stable and permanent system of values.</text:p>
      <text:p text:style-name="P14">===============================</text:p>
      <text:p text:style-name="P1">The technophiles will have a ready answer to the second difficulty: They will argue that biotechnology will make it possible in the future to hold back the aging process indefinitely;" hence, our philosopher-king will be immortal and the question of choosing a successor will never arise. But this still doesn't solve the problem of rational guidance of a society's development, for people change over time, and our philosopher-king will change too. His decisions will affect the society in which he lives in ways that will not be fully predictable, and the changes in society will in turn affect the philosopher-king's goals and values in ways that cannot be foreseen. Consequently, the society's development over the long term will not be steered in accord with any stable system of values but will drift unpredictably. </text:p>
      <text:p text:style-name="P15">===============================</text:p>
      <text:p text:style-name="P1">At this point in our discussion-and only at this point-the distinc tion between human beings and intelligent machines becomes relevant: In place of a human philosopher-king, technophiles may propose rule by a super-computer hardwired to adhere forever to a fixed system of values. Even if we assume that such a computer could be created and that it would remain internally stable, we still face fundamental difficulties: Who is going to decide what values are to be hardwired into the electronic philos opher-king, and how will they put their electronic philosopher-king into a position of absolute power? This is no more easy to answer than the question discussed in Part V of Chapter One of how to choose a human philosopher-king and put him into a position of absolute power, or the question discussed in Part B of this appendix of how to choose a mathe matical control system and secure the submission of society to its rule. </text:p>
      <text:p text:style-name="P15">===============================</text:p>
      <text:p text:style-name="P1">It would in any event be impossible to formulate a satisfactory system of values. Any values would be sure to give unsatisfactory results if they were sufficiently precise and rigid to determine the electronic philosopher-king's decisions in all cases without leaving the machine any substantial discretion to make its own value-judgments. This will be clear to anyone who has ever done much research in American constitu tional law. The rules of decision laid down by the courts are full of vague “balancing tests” and indefinite "factors" on which judges are supposed to rely in deciding cases. Two judges applying the same “balancing test" or “factors” in the same case will often come to radically different conclusions; hence the numerous dissenting opinions that one finds in the published decisions of the U.S. Circuit Courts and the Supreme Court. The reason why the rules of decision are so vague and flexible is that it is impossible to formulate precise, rigid principles that will determine the outcome of all cases in even a remotely satisfactory way. If the courts were held strictly </text:p>
      <text:p text:style-name="P1"><text:soft-page-break/>APPENDIX ONE: PART D </text:p>
      <text:p text:style-name="P1">205 </text:p>
      <text:p text:style-name="P1">to any such set of rigid principles, they would be forced to make many decisions that practically everyone would regard as unreasonable. </text:p>
      <text:p text:style-name="P1">On the other hand, if the system of values hardwired into the elec tronic philosopher-king were sufficiently vague or flexible to allow the machine any significant leeway to make its own value-judgments, gone would be the stability of values that the hardwiring was supposed to ensure. Where principles are in any substantial degree vague or flexible, one can usually find a way to justify almost anything in terms of them. Hence, two decisions that are both arguably in harmony with the same set of principles can have radically different practical consequences; this again is seen in the dissenting as against the majority opinions of the U.S. federal courts. </text:p>
      <text:p text:style-name="P1">Thus, even apart from all other difficulties, the impossibility of formulating a satisfactory system of values is by itself sufficient to justify us in dismissing as science fiction the notion of a future society ruled by a supercomputer hardwired to govern according to a stable and permanent system of values, if the system of values is expected to give results that we would regard as even marginally acceptable. </text:p>
      <text:p text:style-name="P1">D. The reader may wonder why we have even bothered with this excursion into science fiction. But for the problems facing our society today it is likely that technophiles will envision future solutions that to most people will look like science fiction. Ray Kurzweil's book, for example, is full of that type of material, and much of it is indeed science fiction Nonetheless, it is always risky to dismiss ideas about future technolog ical developments as science fiction solely because they seem implausible on vague intuitive grounds. Things that seemed implausible at the outset of the Industrial Revolution, or even just a few decades ago, are not the least bit implausible today. To mention only one example, back in the 1950s, when Moore's Law had never been heard of, most people, probably including most computer scientists, would have dismissed as implausible the suggestion that fifty years later every Tom, Dick, and Harry would hold comfortably in his lap more computing power than that of a whole roomful of 1950s computing machinery costing millions of dollars. Futuristic proposals need to be examined critically and dismissed as science fiction only when good reasons for the dismissal have been found. </text:p>
      <text:p text:style-name="P1">But whatever technological miracles the future may have in store, we think there are excellent reasons for dismissing as science fiction the notion that the development of a society will ever be subject to rational guidance. </text:p>
      <text:p text:style-name="P1">206 </text:p>
      <text:p text:style-name="P1">ANTI-TECH REVOLUTION </text:p>
      <text:p text:style-name="P1">NOTES </text:p>
      <text:p text:style-name="P1">1. Kurzweil, e.g., pp. 194–203, 307–311, 324–26, 374–77,472. 2. NEB (2003), Vol. 25, “Optimization, Mathematical Theory of,” p. 224. 3. Ibid., p. 223. 4. Ibid., p. 224. 5. Ibid., pp. 223–26. 6. Ibid., p. 224. </text:p>
      <text:p text:style-name="P1">7. E.g., “Mr. Immortality,” The Week, Nov. 16, 2007, pp. 52–53; Grossman, pp. 46–47; Kurzweil, pp. 9, 212–15,37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nsolas" svg:font-family="Consolas" style:font-family-generic="modern" style:font-pitch="fixed"/>
    <style:font-face style:name="SimSun" svg:font-family="SimSu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13T13:56:14.302000000</dc:date>
    <meta:editing-duration>PT58M</meta:editing-duration>
    <meta:editing-cycles>26</meta:editing-cycles>
    <meta:document-statistic meta:table-count="0" meta:image-count="0" meta:object-count="0" meta:page-count="5" meta:paragraph-count="63" meta:word-count="2896" meta:character-count="14440" meta:non-whitespace-character-count="12096"/>
  </office:meta>
</office:document-meta>
</file>